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99c5" officeooo:paragraph-rsid="001599c5"/>
    </style:style>
    <style:style style:name="P2" style:family="paragraph" style:parent-style-name="Standard">
      <style:text-properties officeooo:rsid="001599c5" officeooo:paragraph-rsid="0017341c"/>
    </style:style>
    <style:style style:name="P3" style:family="paragraph" style:parent-style-name="Standard">
      <style:text-properties officeooo:rsid="0017341c" officeooo:paragraph-rsid="0017341c"/>
    </style:style>
    <style:style style:name="T1" style:family="text">
      <style:text-properties officeooo:rsid="001734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 the y-values are continuous this is a regression problem. The are different approaches to solve a regression problem. Obviously there is linear regression which we used for our first attempt(close solution). It was enough for overcoming the easy baseline but far away from the medium baseline. <text:s/></text:p>
      <text:p text:style-name="P1">The next approach was support vector machines. After tuning the parameters of the support vector machines and tried different kernels(sigmoid, poly , rbf ) we reduced the RMSE to 19. However for beat<text:span text:style-name="T1">ing</text:span> the hard baseline we used Lasso regression <text:span text:style-name="T1">with polynomial features of degree 3</text:span>. </text:p>
      <text:p text:style-name="P1"/>
      <text:p text:style-name="P1">We used python to solve the problem. We used the modules sklearn, pandas and numpy. </text:p>
      <text:p text:style-name="P2">First use pandas to read the csv file and extracting the features <text:span text:style-name="T1"><text:s/></text:span>and targets. <text:span text:style-name="T1">Transform the features to higher dimensional space, we used polynomials of degree 3, which are our new features. </text:span>Fit the features and targets into the Lasso model from sklean.linear_model. </text:p>
      <text:p text:style-name="P3">At the end write with pandas the Id and predicted y-value to a csv file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4T19:28:41.266025204</meta:creation-date>
    <dc:date>2017-04-04T19:43:21.123431108</dc:date>
    <meta:editing-duration>PT4M29S</meta:editing-duration>
    <meta:editing-cycles>1</meta:editing-cycles>
    <meta:document-statistic meta:table-count="0" meta:image-count="0" meta:object-count="0" meta:page-count="1" meta:paragraph-count="5" meta:word-count="166" meta:character-count="1007" meta:non-whitespace-character-count="840"/>
    <meta:generator>LibreOffice/5.1.6.2$Linux_X86_64 LibreOffice_project/10m0$Build-2</meta:generator>
  </office:meta>
</office:document-meta>
</file>